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ddaa" officeooo:paragraph-rsid="0009dda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6.2984in" svg:height="3.5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stared: ['scared', 'seared', 'shared', 'snared', 'soared', 'spared', 'staged', 'staked', 'starer', 'stares', 'stated', 'staved', 'stayed', 'stored']</text:p>
      <text:p text:style-name="P1"/>
      <text:p text:style-name="P1">seared: ['feared', 'geared', 'neared', 'reared', 'scared', 'sealed', 'seamed', 'seated', 'shared', 'snared', 'soared', 'spared', 'stared', 'teared']</text:p>
      <text:p text:style-name="P1"/>
      <text:p text:style-name="P1">batter: ['baiter', 'banter', 'barter', 'bather', 'batted', 'batten', 'better', 'bitter', 'butter', 'fatter', 'latter', 'matter', 'patter', 'tatter'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09:26:38.689273134</meta:creation-date>
    <meta:print-date>2014-09-09T09:34:43.576730236</meta:print-date>
    <dc:date>2014-09-09T09:37:37.543671521</dc:date>
    <meta:editing-duration>P0D</meta:editing-duration>
    <meta:editing-cycles>1</meta:editing-cycles>
    <meta:document-statistic meta:table-count="0" meta:image-count="0" meta:object-count="1" meta:page-count="1" meta:paragraph-count="3" meta:word-count="48" meta:character-count="450" meta:non-whitespace-character-count="402"/>
    <meta:generator>LibreOffice/4.2.5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legend chart:legend-position="end" svg:x="13.761cm" svg:y="4.203cm" style:legend-expansion="high" chart:style-name="ch2"/>
        <chart:plot-area chart:style-name="ch3" chart:data-source-has-labels="row" svg:x="0.769cm" svg:y="0.855cm" svg:width="12.354cm" svg:height="7.549cm">
          <chartooo:coordinate-region svg:x="1.761cm" svg:y="1.054cm" svg:width="11.362cm" svg:height="7.1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